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5b5a2" officeooo:paragraph-rsid="0005b5a2"/>
    </style:style>
    <style:style style:name="P2" style:family="paragraph" style:parent-style-name="Standard">
      <style:text-properties fo:font-weight="bold" officeooo:rsid="0005b5a2" officeooo:paragraph-rsid="0005b5a2" style:font-weight-asian="bold" style:font-weight-complex="bold"/>
    </style:style>
    <style:style style:name="P3" style:family="paragraph" style:parent-style-name="Standard">
      <style:text-properties fo:font-weight="bold" officeooo:rsid="000a0e48" officeooo:paragraph-rsid="000a0e48" style:font-weight-asian="bold" style:font-weight-complex="bold"/>
    </style:style>
    <style:style style:name="P4" style:family="paragraph" style:parent-style-name="Standard">
      <style:text-properties officeooo:rsid="000a0e48" officeooo:paragraph-rsid="000a0e48"/>
    </style:style>
    <style:style style:name="P5" style:family="paragraph" style:parent-style-name="Standard">
      <style:text-properties fo:font-weight="bold" officeooo:rsid="000b7789" officeooo:paragraph-rsid="000b7789" style:font-weight-asian="bold" style:font-weight-complex="bold"/>
    </style:style>
    <style:style style:name="P6" style:family="paragraph" style:parent-style-name="Standard">
      <style:text-properties fo:font-weight="normal" officeooo:rsid="000b7789" officeooo:paragraph-rsid="000b7789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062a1"/>
    </style:style>
    <style:style style:name="T3" style:family="text">
      <style:text-properties officeooo:rsid="001653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motayo, Neo</text:p>
      <text:p text:style-name="P1"/>
      <text:p text:style-name="P1">NF3:</text:p>
      <text:p text:style-name="P1"/>
      <text:p text:style-name="P2">Customer Table:</text:p>
      <text:p text:style-name="P1">(<text:span text:style-name="T1">customer id</text:span>, name, email, phone number, address)</text:p>
      <text:p text:style-name="P1"/>
      <text:p text:style-name="P2">Product Table:</text:p>
      <text:p text:style-name="P1">(<text:span text:style-name="T1">product id</text:span>, <text:span text:style-name="T1">supplier id</text:span>, price, description, name)</text:p>
      <text:p text:style-name="P1"/>
      <text:p text:style-name="P2"><text:span text:style-name="T2">Invoice </text:span><text:span text:style-name="T3">(Order/Product) </text:span>Table:</text:p>
      <text:p text:style-name="P1">(<text:span text:style-name="T1">order id</text:span>, <text:span text:style-name="T1">product id</text:span>, quantity)</text:p>
      <text:p text:style-name="P1"/>
      <text:p text:style-name="P3">Supplier Tables:</text:p>
      <text:p text:style-name="P4">(<text:span text:style-name="T1">supplier id</text:span>, address, name, email, phone number)</text:p>
      <text:p text:style-name="P4"/>
      <text:p text:style-name="P5">Order Table:</text:p>
      <text:p text:style-name="P6">(<text:span text:style-name="T1">customer id</text:span>, <text:span text:style-name="T1">order id</text:span>, date ordered)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Source Han Sans CN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Source Han Sans CN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2T11:39:13.459190660</meta:creation-date>
    <dc:date>2025-03-12T12:11:14.727842288</dc:date>
    <meta:editing-duration>PT31M54S</meta:editing-duration>
    <meta:editing-cycles>16</meta:editing-cycles>
    <meta:generator>LibreOffice/25.2.0.3$Linux_X86_64 LibreOffice_project/e1cf4a87eb02d755bce1a01209907ea5ddc8f069</meta:generator>
    <meta:print-date>2025-03-12T12:11:44.755544520</meta:print-date>
    <meta:printed-by>PDF files</meta:printed-by>
    <meta:document-statistic meta:table-count="0" meta:image-count="0" meta:object-count="0" meta:page-count="1" meta:paragraph-count="12" meta:word-count="46" meta:character-count="321" meta:non-whitespace-character-count="287"/>
  </office:meta>
</office:document-meta>
</file>